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375f" officeooo:paragraph-rsid="0016375f"/>
    </style:style>
    <style:style style:name="P2" style:family="paragraph" style:parent-style-name="Standard">
      <style:text-properties officeooo:rsid="0016375f" officeooo:paragraph-rsid="001d22e9"/>
    </style:style>
    <style:style style:name="P3" style:family="paragraph" style:parent-style-name="Standard">
      <style:text-properties fo:font-size="14pt" fo:font-weight="bold" officeooo:rsid="00165d11" officeooo:paragraph-rsid="00165d11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2pt" fo:font-weight="normal" officeooo:rsid="00165d11" officeooo:paragraph-rsid="00165d11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9b5a0" officeooo:paragraph-rsid="0019b5a0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ae605" officeooo:paragraph-rsid="001ae605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ae605" officeooo:paragraph-rsid="001b1ed0" style:font-size-asian="10.5pt" style:font-weight-asian="normal" style:font-size-complex="12pt" style:font-weight-complex="normal"/>
    </style:style>
    <style:style style:name="P8" style:family="paragraph" style:parent-style-name="Standard">
      <style:text-properties officeooo:rsid="001ae605" officeooo:paragraph-rsid="001ae605"/>
    </style:style>
    <style:style style:name="P9" style:family="paragraph" style:parent-style-name="Standard">
      <style:text-properties officeooo:rsid="001bbd7b" officeooo:paragraph-rsid="001bbd7b"/>
    </style:style>
    <style:style style:name="P10" style:family="paragraph" style:parent-style-name="Standard">
      <style:text-properties officeooo:rsid="001e3436" officeooo:paragraph-rsid="001e3436"/>
    </style:style>
    <style:style style:name="P11" style:family="paragraph" style:parent-style-name="Standard">
      <style:text-properties officeooo:rsid="001e5fef" officeooo:paragraph-rsid="001e5fef"/>
    </style:style>
    <style:style style:name="P12" style:family="paragraph" style:parent-style-name="Standard">
      <style:text-properties fo:font-style="normal" officeooo:rsid="001e5fef" officeooo:paragraph-rsid="001e5fef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b1ed0" style:font-style-asian="italic" style:font-style-complex="italic"/>
    </style:style>
    <style:style style:name="T3" style:family="text">
      <style:text-properties fo:font-style="italic" officeooo:rsid="001bbd7b" style:font-style-asian="italic" style:font-style-complex="italic"/>
    </style:style>
    <style:style style:name="T4" style:family="text">
      <style:text-properties fo:font-style="italic" officeooo:rsid="001d22e9" style:font-style-asian="italic" style:font-style-complex="italic"/>
    </style:style>
    <style:style style:name="T5" style:family="text">
      <style:text-properties officeooo:rsid="001b1ed0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b1ed0" style:font-style-asian="normal" style:font-style-complex="normal"/>
    </style:style>
    <style:style style:name="T8" style:family="text">
      <style:text-properties fo:font-style="normal" officeooo:rsid="001bbd7b" style:font-style-asian="normal" style:font-style-complex="normal"/>
    </style:style>
    <style:style style:name="T9" style:family="text">
      <style:text-properties officeooo:rsid="001bbd7b"/>
    </style:style>
    <style:style style:name="T10" style:family="text">
      <style:text-properties officeooo:rsid="001d22e9"/>
    </style:style>
    <style:style style:name="T11" style:family="text">
      <style:text-properties officeooo:rsid="001e34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et the name of your Python module be <text:span text:style-name="T1">RVLPYTool</text:span>.</text:p>
      <text:p text:style-name="P1"/>
      <text:p text:style-name="P2">1. Create a Python module in <text:span text:style-name="T1">RVL/python/src </text:span><text:span text:style-name="T8">as explained below</text:span>. <text:span text:style-name="T10">Let this module be defined in file </text:span><text:span text:style-name="T4">RVLPYTool.cpp</text:span><text:span text:style-name="T10">.</text:span></text:p>
      <text:p text:style-name="P10">2. In <text:span text:style-name="T1">makefile </text:span><text:span text:style-name="T6">add</text:span></text:p>
      <text:p text:style-name="P10"><text:span text:style-name="T6"/></text:p>
      <text:p text:style-name="P10"><text:span text:style-name="T6">$(RVLPY_LIB_DIR)/RVLPYTool$(PYTHON_SUFFIX)</text:span></text:p>
      <text:p text:style-name="P10"><text:span text:style-name="T6"/></text:p>
      <text:p text:style-name="P10"><text:span text:style-name="T6">to variable </text:span><text:span text:style-name="T1">LIBS </text:span><text:span text:style-name="T6">(below comment “Output libraries”)</text:span><text:span text:style-name="T1">.</text:span><text:span text:style-name="T6"> </text:span></text:p>
      <text:p text:style-name="P10"><text:span text:style-name="T6"/></text:p>
      <text:p text:style-name="P8"><text:span text:style-name="T11">3</text:span>. <text:span text:style-name="T9">In </text:span><text:span text:style-name="T3">makefile </text:span><text:span text:style-name="T8">add </text:span></text:p>
      <text:p text:style-name="P1"/>
      <text:p text:style-name="P9"># RVLPYTool</text:p>
      <text:p text:style-name="P9"/>
      <text:p text:style-name="P9">$(RVLPY_LIB_DIR)/RVLPYTool$(PYTHON_SUFFIX): $(RVLPY_SRC_DIR)/RVLPYTool.cpp</text:p>
      <text:p text:style-name="P9"><text:tab/>@echo "Building RVLPYTool..."</text:p>
      <text:p text:style-name="P9"><text:tab/>${PYCC} $(RVLPYTOOL_INCLUDES) -L$(RVL_LIB_DIR) $(EXTERNAL_LIB_DIR) $&lt; -o $@ $(RVLPYTOOL_LIBS)</text:p>
      <text:p text:style-name="P9"><text:tab/>@echo "RVLPYTool built."</text:p>
      <text:p text:style-name="P9"/>
      <text:p text:style-name="P9">where variables <text:span text:style-name="T1">RVLPYTOOL_INCLUDES</text:span> and <text:span text:style-name="T1">RVLPYTOOL_LIBS</text:span><text:span text:style-name="T6"> must be defined before these lines.</text:span></text:p>
      <text:p text:style-name="P9"><text:span text:style-name="T6"/></text:p>
      <text:p text:style-name="P11"><text:span text:style-name="T6">4. </text:span><text:span text:style-name="T1">make</text:span></text:p>
      <text:p text:style-name="P12">5. <text:s/>You can make a demo Python script <text:span text:style-name="T1">RVLPYToolDemo.py</text:span> in directory RVL/python/build/lib.</text:p>
      <text:p text:style-name="P11"><text:span text:style-name="T6">6. Test the module by running script </text:span><text:span text:style-name="T1">RVLPYToolDemo.py</text:span><text:span text:style-name="T6">.</text:span></text:p>
      <text:p text:style-name="P11"><text:span text:style-name="T6"/></text:p>
      <text:p text:style-name="P1"/>
      <text:p text:style-name="P3">Creating Python Modules Using pybind11</text:p>
      <text:p text:style-name="P4"/>
      <text:p text:style-name="P4">Pybind11 (https://github.com/pybind/pybind11) is a tool for creating Python modules written in C++.</text:p>
      <text:p text:style-name="P5">A Python module is created in a cpp-file.</text:p>
      <text:p text:style-name="P5">After including all headers required by your module, add the following lines:</text:p>
      <text:p text:style-name="P5"/>
      <text:p text:style-name="P5">#include &lt;pybind11/pybind11.h&gt;</text:p>
      <text:p text:style-name="P5">#include &lt;pybind11/numpy.h&gt;</text:p>
      <text:p text:style-name="P5"/>
      <text:p text:style-name="P5">namespace py = pybind11;</text:p>
      <text:p text:style-name="P5"/>
      <text:p text:style-name="P7">Create a wrapper class which will represent the interface between Python and your C++ code. <text:span text:style-name="T5">Let <text:s/>the wrapper class be </text:span><text:span text:style-name="T2">PYTool</text:span><text:span text:style-name="T5">. Furthermore, let </text:span><text:span text:style-name="T2">function1</text:span><text:span text:style-name="T7"> and </text:span><text:span text:style-name="T2">function2</text:span><text:span text:style-name="T7"> be two member functions of </text:span><text:span text:style-name="T2">PYTool</text:span><text:span text:style-name="T7">.</text:span></text:p>
      <text:p text:style-name="P6">At the end of your cpp-file add </text:p>
      <text:p text:style-name="P4"/>
      <text:p text:style-name="P7">PYBIND11_MODULE(<text:span text:style-name="T5">RVLPYTool</text:span>, m) </text:p>
      <text:p text:style-name="P6">{</text:p>
      <text:p text:style-name="P7"><text:tab/>m.doc() = "RVL <text:span text:style-name="T5">PYTool</text:span> wrapper";</text:p>
      <text:p text:style-name="P6"><text:tab/></text:p>
      <text:p text:style-name="P7"><text:tab/>py::class_&lt;<text:span text:style-name="T5">PYTool</text:span>&gt;(m, "<text:span text:style-name="T5">PYTool</text:span>")</text:p>
      <text:p text:style-name="P6"><text:tab/><text:tab/>.def(py::init&lt;&gt;())</text:p>
      <text:p text:style-name="P7"><text:tab/><text:tab/>.def("<text:span text:style-name="T5">function1</text:span>", &amp;<text:span text:style-name="T5">PYTool</text:span>::<text:span text:style-name="T5">function1</text:span>)</text:p>
      <text:p text:style-name="P7"><text:soft-page-break/><text:tab/><text:tab/>.def("<text:span text:style-name="T5">function2</text:span>", &amp;<text:span text:style-name="T5">PYTool</text:span>::<text:span text:style-name="T5">function2</text:span>);</text:p>
      <text:p text:style-name="P6">}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29T09:58:31.260219778</meta:creation-date>
    <dc:date>2023-04-29T20:02:35.715308328</dc:date>
    <meta:editing-duration>PT6H42M52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33" meta:word-count="194" meta:character-count="1531" meta:non-whitespace-character-count="1351"/>
  </office:meta>
</office:document-meta>
</file>